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text-line-through-style="solid" style:text-line-through-type="single"/>
    </style:style>
    <style:style style:name="P2" style:family="paragraph" style:parent-style-name="Text_20_body">
      <style:text-properties style:text-line-through-style="solid" style:text-line-through-type="single"/>
    </style:style>
    <style:style style:name="T1" style:family="text">
      <style:text-properties style:text-line-through-style="solid" style:text-line-through-type="singl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 [user profile] <text:span text:style-name="T1">user.service : user.module etc... node access</text:span>, add auth field allow certain users to post blogs</text:p>
      <text:p text:style-name="Text_20_body">    - [comments] similar to blog structure, but all users will be able to comment. blog should contain Comment[]</text:p>
      <text:p text:style-name="Text_20_body">    - [about page] basic info and link to data in my profile, contact etc...</text:p>
      <text:p text:style-name="Text_20_body">    - [projects page] mock up something</text:p>
      <text:p text:style-name="Text_20_body">    - [list page] for to do lists, like this</text:p>
      <text:p text:style-name="Text_20_body"><text:span text:style-name="T1">    - [search bar] searches for input(limited to exact string) through all blogs</text:span>, search through all content, search multiple words, </text:p>
      <text:p text:style-name="Text_20_body"><text:span text:style-name="T1">    - [messages] curently universal</text:span>, ideally private and between users/groups</text:p>
      <text:p text:style-name="Text_20_body">    - [face menu] loggedOut: login/signup  logged in: user profile/all users/logout</text:p>
      <text:p text:style-name="P1">    - [snackbar] on all actions</text:p>
      <text:p text:style-name="P1">    - [blogs] CRUD blog input allows for tag, delete prompts dialog to confirm</text:p>
      <text:p text:style-name="Text_20_body">   <text:span text:style-name="T1"> - [blog list] lists all blogs, or only filtered results, edit/delete appear for author, clicking edit opens blog input on top, any editable blog can then be clicked to fill in the form with the chosen blog to be edited. save updates the blog and closes the edit window, x closes the edit window and doesn't change the blog. </text:span></text:p>
      <text:p text:style-name="Text_20_body">   <text:span text:style-name="T1"> - [landing page] signup/login/logout</text:span>  basic info, big link to blog, get to be default route</text:p>
      <text:p text:style-name="P1">    - stylized input area</text:p>
      <text:p text:style-name="P1">    - iconify blog post options and move to right header(easier to tell which post you're editing or deleting, add comment button and ifLoggedIn()</text:p>
      <text:p text:style-name="P1">    - ConfirmDelete dialog to keep from accidentally deleting posts </text:p>
      <text:p text:style-name="P1">    - BLOG LOGO toolbar: about us | projects | logo(link to blog) | recipes | travel | [search bar] | [lists(icon)] | [menu(icon)]</text:p>
      <text:p text:style-name="Text_20_body">    - Projects/art/music/games?/lists will all be searchable by related tags, and link to blog posts/ cards involving the selected item</text:p>
      <text:p text:style-name="Text_20_body">    - <text:span text:style-name="T1">SIDEBAR will serve as the search function within blogs</text:span>/projects/art/music/games/lists components:<text:span text:style-name="T1"> filterBy pipe</text:span></text:p>
      <text:p text:style-name="Text_20_body">    - Elements will all be indexed in thumbnail/description layouts. clicking the thumbnail directly will take the user to the blog post featuring that component. beneath the thumbnail, there will be a link to the component card for ease of access and printability.</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9T13:56:02.213916599</meta:creation-date>
    <dc:date>2017-07-03T01:18:26.466546292</dc:date>
    <meta:editing-duration>P3DT23H4M20S</meta:editing-duration>
    <meta:editing-cycles>5</meta:editing-cycles>
    <meta:generator>LibreOffice/5.1.6.2$Linux_X86_64 LibreOffice_project/10m0$Build-2</meta:generator>
    <meta:document-statistic meta:table-count="0" meta:image-count="0" meta:object-count="0" meta:page-count="1" meta:paragraph-count="19" meta:word-count="328" meta:character-count="2098" meta:non-whitespace-character-count="1708"/>
  </office:meta>
</office:document-meta>
</file>